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00e332" officeooo:paragraph-rsid="0000e332" style:font-size-asian="15pt" style:font-weight-asian="bold" style:font-size-complex="15pt" style:font-weight-complex="bold"/>
    </style:style>
    <style:style style:name="P2" style:family="paragraph" style:parent-style-name="Standard">
      <style:paragraph-properties fo:text-align="start" style:justify-single-word="false"/>
      <style:text-properties officeooo:paragraph-rsid="00033ed2"/>
    </style:style>
    <style:style style:name="P3" style:family="paragraph" style:parent-style-name="Standard">
      <style:paragraph-properties fo:text-align="start" style:justify-single-word="false"/>
      <style:text-properties fo:font-size="13pt" fo:font-weight="normal" officeooo:rsid="0000e332" officeooo:paragraph-rsid="0000e332"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fo:font-size="13pt" fo:font-weight="normal" officeooo:rsid="000141eb" officeooo:paragraph-rsid="00033ed2" style:font-size-asian="11.3500003814697pt" style:font-weight-asian="normal" style:font-size-complex="13pt" style:font-weight-complex="normal"/>
    </style:style>
    <style:style style:name="P5" style:family="paragraph" style:parent-style-name="Text_20_body">
      <style:text-properties fo:color="#111111" fo:font-style="normal" style:text-underline-style="none" fo:font-weight="normal" style:font-style-asian="normal" style:font-weight-asian="normal" style:font-style-complex="normal" style:font-weight-complex="normal"/>
    </style:style>
    <style:style style:name="P6" style:family="paragraph" style:parent-style-name="Standard" style:list-style-name="L1">
      <style:paragraph-properties fo:text-align="start" style:justify-single-word="false"/>
      <style:text-properties officeooo:paragraph-rsid="0000e332"/>
    </style:style>
    <style:style style:name="P7" style:family="paragraph" style:parent-style-name="Standard" style:list-style-name="L1">
      <style:paragraph-properties fo:text-align="start" style:justify-single-word="false"/>
      <style:text-properties officeooo:paragraph-rsid="0008e847"/>
    </style:style>
    <style:style style:name="P8" style:family="paragraph" style:parent-style-name="Standard" style:list-style-name="L1">
      <style:paragraph-properties fo:text-align="start" style:justify-single-word="false"/>
      <style:text-properties fo:font-weight="bold" officeooo:rsid="0000e332" officeooo:paragraph-rsid="0000e332" style:font-weight-asian="bold" style:font-weight-complex="bold"/>
    </style:style>
    <style:style style:name="T1" style:family="text">
      <style:text-properties fo:font-size="13pt" fo:font-weight="normal" style:font-size-asian="11.3500003814697pt" style:font-weight-asian="normal" style:font-size-complex="13pt" style:font-weight-complex="normal"/>
    </style:style>
    <style:style style:name="T2" style:family="text">
      <style:text-properties fo:font-size="13pt" fo:font-weight="normal" officeooo:rsid="0000e332" style:font-size-asian="11.3500003814697pt" style:font-weight-asian="normal" style:font-size-complex="13pt" style:font-weight-complex="normal"/>
    </style:style>
    <style:style style:name="T3" style:family="text">
      <style:text-properties fo:font-size="13pt" fo:font-weight="normal" officeooo:rsid="000141eb" style:font-size-asian="11.3500003814697pt" style:font-weight-asian="normal" style:font-size-complex="13pt" style:font-weight-complex="normal"/>
    </style:style>
    <style:style style:name="T4" style:family="text">
      <style:text-properties fo:font-size="13pt" fo:font-weight="bold" officeooo:rsid="0000e332" style:font-size-asian="11.3500003814697pt" style:font-weight-asian="bold" style:font-size-complex="13pt" style:font-weight-complex="bold"/>
    </style:style>
    <style:style style:name="T5" style:family="text">
      <style:text-properties fo:font-size="13pt" fo:font-weight="bold" officeooo:rsid="00033ed2" style:font-size-asian="11.3500003814697pt" style:font-weight-asian="bold" style:font-size-complex="13pt" style:font-weight-complex="bold"/>
    </style:style>
    <style:style style:name="T6" style:family="text">
      <style:text-properties fo:font-size="13pt" fo:font-weight="bold" officeooo:rsid="0008e847" style:font-size-asian="11.3500003814697pt" style:font-weight-asian="bold" style:font-size-complex="13pt" style:font-weight-complex="bold"/>
    </style:style>
    <style:style style:name="T7" style:family="text">
      <style:text-properties fo:font-size="13pt" style:font-size-asian="11.3500003814697pt" style:font-size-complex="13pt"/>
    </style:style>
    <style:style style:name="T8" style:family="text">
      <style:text-properties fo:font-size="13pt" officeooo:rsid="0000e332" style:font-size-asian="11.3500003814697pt" style:font-size-complex="13pt"/>
    </style:style>
    <style:style style:name="T9" style:family="text">
      <style:text-properties fo:font-size="13pt" style:font-size-asian="13pt" style:font-size-complex="13pt"/>
    </style:style>
    <style:style style:name="T10" style:family="text">
      <style:text-properties fo:color="#111111" fo:font-size="13pt" fo:font-style="normal" style:text-underline-style="none" fo:font-weight="normal" officeooo:rsid="00033ed2" style:font-size-asian="11.3500003814697pt" style:font-style-asian="normal" style:font-weight-asian="normal" style:font-size-complex="13pt" style:font-style-complex="normal" style:font-weight-complex="normal"/>
    </style:style>
    <style:style style:name="T11" style:family="text">
      <style:text-properties fo:color="#111111" fo:font-style="normal" style:text-underline-style="none" fo:font-weight="normal" style:font-style-asian="normal" style:font-weight-asian="normal" style:font-style-complex="normal" style:font-weight-complex="normal"/>
    </style:style>
    <style:style style:name="T12" style:family="text">
      <style:text-properties fo:color="#111111" fo:font-style="normal" style:text-underline-style="none" fo:font-weight="normal" officeooo:rsid="00033ed2" style:font-style-asian="normal" style:font-weight-asian="normal" style:font-style-complex="normal" style:font-weight-complex="normal"/>
    </style:style>
    <style:style style:name="T13" style:family="text">
      <style:text-properties fo:color="#111111" fo:font-style="normal" style:text-underline-style="none" fo:font-weight="normal" officeooo:rsid="00044eff" style:font-style-asian="normal" style:font-weight-asian="normal" style:font-style-complex="normal" style:font-weight-complex="normal"/>
    </style:style>
    <style:style style:name="T14" style:family="text">
      <style:text-properties fo:color="#111111" fo:font-style="normal" style:text-underline-style="none" fo:font-weight="normal" officeooo:rsid="0005db8b" style:font-style-asian="normal" style:font-weight-asian="normal" style:font-style-complex="normal" style:font-weight-complex="normal"/>
    </style:style>
    <style:style style:name="T15" style:family="text">
      <style:text-properties fo:color="#111111" fo:font-style="normal" style:text-underline-style="none" fo:font-weight="normal" officeooo:rsid="0008e847" style:font-style-asian="normal" style:font-weight-asian="normal" style:font-style-complex="normal" style:font-weight-complex="normal"/>
    </style:style>
    <style:style style:name="T16" style:family="text">
      <style:text-properties fo:font-size="10pt" style:font-size-asian="10pt" style:font-size-complex="10pt"/>
    </style:style>
    <style:style style:name="T17" style:family="text">
      <style:text-properties style:font-name="Liberation Serif" fo:font-size="13pt" style:font-size-asian="13pt" style:font-size-complex="13pt"/>
    </style:style>
    <style:style style:name="T18" style:family="text">
      <style:text-properties style:font-name="Liberation Serif" fo:font-size="13pt" officeooo:rsid="0008e847" style:font-size-asian="13pt" style:font-size-complex="13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1<text:line-break/><text:line-break/></text:p>
      <text:p text:style-name="P3">DNS, which stands for domain name system, controls your domain name’s website and email settings. When a visitor goes to a particular domain name, its DNS settings control which company’s server it reaches out to.<text:line-break/><text:line-break/>For example, if we use Weebly’s DNS settings for our domain name, vistors will reach its servers when using our domain name. If we change these settings to another company’ servers, visitors will reach them instead of Weebly when visiting the particular domain.<text:line-break/><text:line-break/>DNS is made up of the following elements:<text:line-break/><text:line-break/><text:line-break/></text:p>
      <text:list xml:id="list3603441051" text:style-name="L1">
        <text:list-item>
          <text:p text:style-name="P6"><text:span text:style-name="T4">Nameserver</text:span><text:span text:style-name="T2"><text:line-break/></text:span><text:span text:style-name="T1">Nameservers "point" your domain name to the company that controls its DNS settings. Usually, this will be the company where you registered the domain name. <text:line-break/><text:line-break/>However, if your website is hosted by another company, sometimes they will provide nameservers you need to point to instead.</text:span></text:p>
        </text:list-item>
        <text:list-item>
          <text:p text:style-name="P8"><text:span text:style-name="T7">Zone File</text:span><text:span text:style-name="T1"><text:line-break/>They are simply the files that store all of the domain’s DNS settings.<text:line-break/><text:line-break/>A domain name’s Zone File is stored on the company’s nameserver.<text:line-break/></text:span></text:p>
        </text:list-item>
        <text:list-item>
          <text:p text:style-name="P6"><text:span text:style-name="T4">A Record<text:line-break/></text:span><text:span text:style-name="T1">A Records point your domain name to an individual server using an IP address.<text:line-break/><text:line-break/>Every domain name has a primary A Record called "@," which controls what your domain name does when some visits it directly.</text:span></text:p>
        </text:list-item>
        <text:list-item>
          <text:p text:style-name="P7"><text:span text:style-name="T4">CNAME<text:line-break/></text:span><text:span text:style-name="Strong_20_Emphasis"><text:span text:style-name="T2">CNAME</text:span></text:span><text:span text:style-name="T2"> stands for Canonical Name. CNAME records can be used to alias one name to another.</text:span></text:p>
        </text:list-item>
      </text:list>
      <text:p text:style-name="Text_20_body"><text:tab/><text:span text:style-name="T17">For example, if you have a server where you keep all of your documents online, it <text:tab/>might <text:tab/>normally be accessed through </text:span><text:span text:style-name="Source_20_Text"><text:span text:style-name="T17">docs.example.com</text:span></text:span><text:span text:style-name="T17">. You may also want to access <text:tab/>it through </text:span><text:span text:style-name="Source_20_Text"><text:span text:style-name="T17">documents.example.com</text:span></text:span><text:span text:style-name="T17">. One way to make this possible is to add a <text:tab/>CNAME record that points </text:span><text:span text:style-name="Source_20_Text"><text:span text:style-name="T17">documents.example.com</text:span></text:span><text:span text:style-name="T17"> to </text:span><text:span text:style-name="Source_20_Text"><text:span text:style-name="T17">docs.example.com</text:span></text:span><text:span text:style-name="T17">. When <text:tab/>someone visits </text:span><text:span text:style-name="Source_20_Text"><text:span text:style-name="T17">documents.example.com</text:span></text:span><text:span text:style-name="T17"> they will see the exact same content as <text:tab/></text:span><text:span text:style-name="Source_20_Text"><text:span text:style-name="T17">docs.example.com</text:span></text:span><text:span text:style-name="T17">.</text:span></text:p>
      <text:list xml:id="list141432953150047" text:continue-numbering="true" text:style-name="L1">
        <text:list-header>
          <text:p text:style-name="P7"><text:span text:style-name="T3"><text:line-break/><text:line-break/></text:span></text:p>
        </text:list-header>
      </text:list>
      <text:p text:style-name="P2"><text:span text:style-name="T5">DNS Servers:<text:line-break/></text:span><text:span text:style-name="T10">A DNS server is a computer server that contains a database of public IP addresses and their </text:span><text:soft-page-break/><text:span text:style-name="T10">associated hostnames, and in most cases, serves to resolve, or translate, those common names to IP addresses as requested.</text:span></text:p>
      <text:p text:style-name="P5">DNS servers run special software and communicate with each other using special protocols.</text:p>
      <text:p text:style-name="Text_20_body"><text:span text:style-name="T11">In simple terms, a </text:span><text:span text:style-name="T13">DNS server on the intern</text:span><text:span text:style-name="T11">et is the device that translates that </text:span><text:span text:style-name="Emphasis"><text:span text:style-name="T11">www.</text:span></text:span><text:span text:style-name="Emphasis"><text:span text:style-name="T12">google</text:span></text:span><text:span text:style-name="Emphasis"><text:span text:style-name="T11">.com</text:span></text:span><text:span text:style-name="T11"> you type in your browser to </text:span><text:span text:style-name="T15">the</text:span><text:span text:style-name="T11"> </text:span><text:span text:style-name="T12">IP address</text:span><text:span text:style-name="T11"> that it really is.<text:line-break/></text:span><text:span text:style-name="T14"><text:line-break/>They are useful as remembering IP addresses to access web pages becomes redundant.</text:span></text:p>
      <text:p text:style-name="P4"><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4:33:12.275679499</meta:creation-date>
    <dc:date>2017-06-07T14:14:31.945999166</dc:date>
    <meta:editing-duration>PT45M4S</meta:editing-duration>
    <meta:editing-cycles>7</meta:editing-cycles>
    <meta:generator>LibreOffice/5.3.1.2$Linux_X86_64 LibreOffice_project/30m0$Build-2</meta:generator>
    <meta:document-statistic meta:table-count="0" meta:image-count="0" meta:object-count="0" meta:page-count="2" meta:paragraph-count="12" meta:word-count="374" meta:character-count="2261" meta:non-whitespace-character-count="1878"/>
  </office:meta>
</office:document-meta>
</file>